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Hindi1" svg:font-family="'Lohit Hindi'"/>
    <style:font-face style:name="Nimbus Sans L" svg:font-family="'Nimbus Sans 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223cm"/>
    </style:style>
    <style:style style:name="Tableau1.B" style:family="table-column">
      <style:table-column-properties style:column-width="3.978cm"/>
    </style:style>
    <style:style style:name="Tableau1.C" style:family="table-column">
      <style:table-column-properties style:column-width="4.598cm"/>
    </style:style>
    <style:style style:name="Tableau1.D" style:family="table-column">
      <style:table-column-properties style:column-width="3.103cm"/>
    </style:style>
    <style:style style:name="Tableau1.E" style:family="table-column">
      <style:table-column-properties style:column-width="3.11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000000"/>
    </style:style>
    <style:style style:name="P2" style:family="paragraph" style:parent-style-name="Standard">
      <style:paragraph-properties fo:text-align="justify" style:justify-single-word="false"/>
      <style:text-properties fo:color="#000000"/>
    </style:style>
    <style:style style:name="P3" style:family="paragraph" style:parent-style-name="Standard">
      <style:paragraph-properties fo:text-align="justify" style:justify-single-word="false" fo:padding="0.074cm" fo:border-left="none" fo:border-right="none" fo:border-top="none" fo:border-bottom="0.99pt solid #000000"/>
      <style:text-properties fo:color="#000000"/>
    </style:style>
    <style:style style:name="P4" style:family="paragraph" style:parent-style-name="Text_20_body">
      <style:paragraph-properties fo:text-align="justify" style:justify-single-word="false"/>
      <style:text-properties fo:color="#000000"/>
    </style:style>
    <style:style style:name="P5" style:family="paragraph" style:parent-style-name="Text_20_body">
      <style:paragraph-properties fo:text-align="start" style:justify-single-word="false"/>
      <style:text-properties fo:color="#000000"/>
    </style:style>
    <style:style style:name="P6" style:family="paragraph" style:parent-style-name="Text_20_body">
      <style:paragraph-properties fo:text-align="center" style:justify-single-word="false"/>
      <style:text-properties fo:color="#000000"/>
    </style:style>
    <style:style style:name="P7" style:family="paragraph" style:parent-style-name="Text_20_body">
      <style:paragraph-properties fo:text-align="start" style:justify-single-word="false"/>
      <style:text-properties fo:color="#000000" fo:font-weight="normal" style:font-weight-asian="normal" style:font-weight-complex="normal"/>
    </style:style>
    <style:style style:name="P8" style:family="paragraph" style:parent-style-name="Text_20_body">
      <style:paragraph-properties fo:text-align="center" style:justify-single-word="false"/>
      <style:text-properties fo:color="#000000" fo:font-weight="normal" style:font-weight-asian="normal" style:font-weight-complex="normal"/>
    </style:style>
    <style:style style:name="P9" style:family="paragraph" style:parent-style-name="Text_20_body" style:list-style-name="">
      <style:paragraph-properties fo:text-align="justify" style:justify-single-word="false"/>
      <style:text-properties fo:color="#000000"/>
    </style:style>
    <style:style style:name="P10" style:family="paragraph" style:parent-style-name="Heading_20_1" style:list-style-name="">
      <style:paragraph-properties fo:text-align="justify" style:justify-single-word="false"/>
      <style:text-properties fo:color="#000000"/>
    </style:style>
    <style:style style:name="P11" style:family="paragraph" style:parent-style-name="Heading_20_3" style:list-style-name="">
      <style:paragraph-properties fo:text-align="justify" style:justify-single-word="false"/>
      <style:text-properties fo:color="#000000"/>
    </style:style>
    <style:style style:name="T1" style:family="text">
      <style:text-properties style:font-name="DejaVu Sans Mono" fo:font-size="10pt"/>
    </style:style>
    <style:style style:name="T2" style:family="text">
      <style:text-properties fo:language="en" fo:country="G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SEP # 89: Modification of routh_t function <text:s/>profile</text:h>
      <text:p text:style-name="P3"/>
      <text:p text:style-name="P2"/>
      <text:p text:style-name="P2">Title: Modification of routh_t function <text:s/>profile</text:p>
      <text:p text:style-name="P2">Version:1.0</text:p>
      <text:p text:style-name="P2">Author: Charlotte Hecquet, Scilab-Enterprises</text:p>
      <text:p text:style-name="P2">Review:</text:p>
      <text:p text:style-name="P2">Commented:</text:p>
      <text:p text:style-name="P2">State:DRAFT</text:p>
      <text:p text:style-name="P2">Scilab-Version:Scilab 5.4.x</text:p>
      <text:p text:style-name="P2">Vote:No</text:p>
      <text:p text:style-name="P2">Created: February 7th, 2013</text:p>
      <text:p text:style-name="P3"/>
      <text:p text:style-name="P2"/>
      <text:h text:style-name="P11" text:outline-level="3">Abstract</text:h>
      <text:p text:style-name="P2">The <text:span text:style-name="T2">aim</text:span> of this SEP is to motivate the addition of an optional input argument to the routh_t function.</text:p>
      <text:p text:style-name="P2"/>
      <text:p text:style-name="P2"/>
      <text:h text:style-name="P11" text:outline-level="3">Rationale</text:h>
      <text:h text:style-name="P9" text:outline-level="3">The routh table is usually used to know if a system is stable or not, looking at coefficients of the denominator of his transfert function. A bug (#12174) has been reported about a non normalized result. The problem is that a normalized result is a rational type, which is more difficult to use than a polynomial type. So, to satisfy all users, it is proposed to add a final optional argument to the routh_t function. To be able to distinguish it from previous, it is proposed to set it as a boolean (the TRUE value is requested for a normalized result).</text:h>
      <text:h text:style-name="P9" text:outline-level="3"/>
      <text:h text:style-name="P9" text:outline-level="3">The possible calling sequences become:</text:h>
      <text:h text:style-name="P9" text:outline-level="3"><text:s text:c="6"/>routh_t(h)</text:h>
      <text:h text:style-name="P9" text:outline-level="3"><text:s text:c="6"/>routh_t(h,k)</text:h>
      <text:h text:style-name="P9" text:outline-level="3"><text:s text:c="6"/>routh_t(h,k,[,normalized])</text:h>
      <text:h text:style-name="P9" text:outline-level="3"/>
      <text:h text:style-name="P11" text:outline-level="3">Example Usage</text:h>
      <text:p text:style-name="P7">s = poly(0, 's');<text:line-break/>k=poly(0,'k')<text:line-break/>P=s*(s+7)*(s+11)<text:line-break/>h=1/P;</text:p>
      <text:p text:style-name="P7"/>
      <text:p text:style-name="P7"/>
      <text:p text:style-name="P7"/>
      <text:p text:style-name="P7"><text:soft-page-break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8">Command</text:p>
          </table:table-cell>
          <table:table-cell table:style-name="Tableau1.A1" office:value-type="string">
            <text:p text:style-name="P8">routh_t(P)</text:p>
          </table:table-cell>
          <table:table-cell table:style-name="Tableau1.A1" office:value-type="string">
            <text:p text:style-name="P8">routh_t(h,k)</text:p>
          </table:table-cell>
          <table:table-cell table:style-name="Tableau1.A1" office:value-type="string">
            <text:p text:style-name="P6">routh_t(h,k,%t)</text:p>
          </table:table-cell>
          <table:table-cell table:style-name="Tableau1.E1" office:value-type="string">
            <text:p text:style-name="P6">routh_t(h,k,%f)</text:p>
          </table:table-cell>
        </table:table-row>
        <table:table-row>
          <table:table-cell table:style-name="Tableau1.A2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>Result</text:p>
          </table:table-cell>
          <table:table-cell table:style-name="Tableau1.A2" office:value-type="string">
            <text:p text:style-name="P8">1. <text:s text:c="4"/>77. <text:s/></text:p>
            <text:p text:style-name="P8">18. <text:s text:c="3"/>0. <text:s text:c="2"/></text:p>
            <text:p text:style-name="P8"><text:s/>77. <text:s text:c="3"/>0. <text:s text:c="2"/></text:p>
            <text:p text:style-name="P8"><text:s/>0. <text:s text:c="4"/>0. <text:s text:c="2"/></text:p>
          </table:table-cell>
          <table:table-cell table:style-name="Tableau1.A2" office:value-type="string">
            <text:p text:style-name="P8">1 <text:s text:c="11"/>77 <text:s text:c="2"/></text:p>
            <text:p text:style-name="P8"><text:s text:c="4"/>- <text:s text:c="10"/>--- <text:s text:c="2"/></text:p>
            <text:p text:style-name="P8"><text:s text:c="4"/>1 <text:s text:c="11"/>1 <text:s text:c="3"/></text:p>
            <text:p text:style-name="P8"><text:s text:c="22"/></text:p>
            <text:p text:style-name="P8"><text:s text:c="4"/>18 <text:s text:c="10"/>k <text:s text:c="3"/></text:p>
            <text:p text:style-name="P8"><text:s text:c="3"/>--- <text:s text:c="10"/>- <text:s text:c="3"/></text:p>
            <text:p text:style-name="P8"><text:s text:c="4"/>1 <text:s text:c="11"/>1 <text:s text:c="3"/></text:p>
            <text:p text:style-name="P8"><text:s text:c="22"/></text:p>
            <text:p text:style-name="P8"><text:s text:c="4"/>1386 - k <text:s text:c="4"/>0 <text:s text:c="3"/></text:p>
            <text:p text:style-name="P8"><text:s text:c="4"/>-------- <text:s text:c="4"/>- <text:s text:c="3"/></text:p>
            <text:p text:style-name="P8"><text:s text:c="7"/>18 <text:s text:c="7"/>1 <text:s text:c="3"/></text:p>
            <text:p text:style-name="P8"><text:s text:c="22"/></text:p>
            <text:p text:style-name="P8"><text:s text:c="4"/>k <text:s text:c="11"/>0 <text:s text:c="3"/></text:p>
            <text:p text:style-name="P8"><text:s text:c="4"/>- <text:s text:c="11"/>- <text:s text:c="3"/></text:p>
            <text:p text:style-name="P6"><text:s text:c="4"/>1 <text:s text:c="11"/>1 <text:s text:c="3"/></text:p>
          </table:table-cell>
          <table:table-cell table:style-name="Tableau1.A2" office:value-type="string">
            <text:p text:style-name="P6">1 <text:s text:c="11"/>77 <text:s text:c="2"/></text:p>
            <text:p text:style-name="P6"><text:s text:c="4"/>- <text:s text:c="10"/>--- <text:s text:c="2"/></text:p>
            <text:p text:style-name="P6"><text:s text:c="4"/>1 <text:s text:c="11"/>1 <text:s text:c="3"/></text:p>
            <text:p text:style-name="P6"><text:s text:c="22"/></text:p>
            <text:p text:style-name="P6"><text:s text:c="4"/>18 <text:s text:c="10"/>k <text:s text:c="3"/></text:p>
            <text:p text:style-name="P6"><text:s text:c="3"/>--- <text:s text:c="10"/>- <text:s text:c="3"/></text:p>
            <text:p text:style-name="P6"><text:s text:c="4"/>1 <text:s text:c="11"/>1 <text:s text:c="3"/></text:p>
            <text:p text:style-name="P6"><text:s text:c="22"/></text:p>
            <text:p text:style-name="P6"><text:s text:c="4"/>1386 - k <text:s text:c="4"/>0 <text:s text:c="3"/></text:p>
            <text:p text:style-name="P6"><text:s text:c="4"/>-------- <text:s text:c="4"/>- <text:s text:c="3"/></text:p>
            <text:p text:style-name="P6"><text:s text:c="7"/>18 <text:s text:c="7"/>1 <text:s text:c="3"/></text:p>
            <text:p text:style-name="P6"><text:s text:c="22"/></text:p>
            <text:p text:style-name="P6"><text:s text:c="4"/>k <text:s text:c="11"/>0 <text:s text:c="3"/></text:p>
            <text:p text:style-name="P6"><text:s text:c="4"/>- <text:s text:c="11"/>- <text:s text:c="3"/></text:p>
            <text:p text:style-name="P6"><text:s text:c="4"/>1 <text:s text:c="11"/>1 <text:s text:c="3"/></text:p>
          </table:table-cell>
          <table:table-cell table:style-name="Tableau1.E2" office:value-type="string">
            <text:p text:style-name="P6"><text:s/>1 <text:s text:c="12"/>77 <text:s text:c="2"/></text:p>
            <text:p text:style-name="P6"><text:s text:c="23"/></text:p>
            <text:p text:style-name="P6"><text:s text:c="4"/>18 <text:s text:c="11"/>k <text:s text:c="3"/></text:p>
            <text:p text:style-name="P6"><text:s text:c="23"/></text:p>
            <text:p text:style-name="P6"><text:s text:c="4"/>1386 - k <text:s text:c="5"/>0 <text:s text:c="3"/></text:p>
            <text:p text:style-name="P6"><text:s text:c="23"/></text:p>
            <text:p text:style-name="P6"><text:s text:c="13"/>2 <text:s text:c="8"/></text:p>
            <text:p text:style-name="P6"><text:s text:c="4"/>1386k - k <text:s text:c="4"/>0 <text:s text:c="3"/></text:p>
          </table:table-cell>
        </table:table-row>
        <table:table-row>
          <table:table-cell table:style-name="Tableau1.A2" office:value-type="string">
            <text:p text:style-name="P8">Type</text:p>
          </table:table-cell>
          <table:table-cell table:style-name="Tableau1.A2" office:value-type="string">
            <text:p text:style-name="P8">Constant</text:p>
          </table:table-cell>
          <table:table-cell table:style-name="Tableau1.A2" office:value-type="string">
            <text:p text:style-name="P8">Rational</text:p>
          </table:table-cell>
          <table:table-cell table:style-name="Tableau1.A2" office:value-type="string">
            <text:p text:style-name="P6">Rational</text:p>
          </table:table-cell>
          <table:table-cell table:style-name="Tableau1.E2" office:value-type="string">
            <text:p text:style-name="P6">Polynomial</text:p>
          </table:table-cell>
        </table:table-row>
      </table:table>
      <text:p text:style-name="P5"/>
      <text:p text:style-name="P4"/>
      <text:p text:style-name="P4"><text:s/>Changelog</text:p>
      <text:p text:style-name="P4"><text:tab/><text:span text:style-name="T1">1.0 – Initial Version </text:span></text:p>
      <text:h text:style-name="P11" text:outline-level="3">Copyright</text:h>
      <text:p text:style-name="P1"><text:tab/>This document has been placed under the license CeCILL-B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 Mono" svg:font-family="'DejaVu Sans Mono'"/>
    <style:font-face style:name="Lohit Hindi1" svg:font-family="'Lohit Hindi'"/>
    <style:font-face style:name="Nimbus Sans L" svg:font-family="'Nimbus Sans 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center" style:justify-single-word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next-style-name="Text_20_body" style:class="text">
      <style:paragraph-properties fo:margin-top="0.423cm" fo:margin-bottom="0.212cm" style:writing-mode="page"/>
      <style:text-properties style:font-name="Nimbus Sans L" fo:font-size="16.1000003814697pt" fo:language="fr" fo:country="FR" fo:font-weight="bold" style:letter-kerning="true"/>
    </style:style>
    <style:style style:name="Heading_20_3" style:display-name="Heading 3" style:family="paragraph" style:next-style-name="Text_20_body" style:class="text">
      <style:paragraph-properties fo:margin-top="0.423cm" fo:margin-bottom="0.212cm" style:writing-mode="page"/>
      <style:text-properties style:font-name="Nimbus Sans L" fo:font-size="14pt" fo:language="fr" fo:country="FR" fo:font-weight="bold" style:letter-kerning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rlotte Hecquet</meta:initial-creator>
    <meta:creation-date>2013-02-07T10:20:42</meta:creation-date>
    <dc:date>2013-02-13T15:58:30</dc:date>
    <dc:creator>Charlotte Hecquet</dc:creator>
    <meta:editing-duration>PT4H16M10S</meta:editing-duration>
    <meta:editing-cycles>8</meta:editing-cycles>
    <meta:generator>LibreOffice/3.5$Linux_X86_64 LibreOffice_project/350m1$Build-2</meta:generator>
    <meta:document-statistic meta:table-count="1" meta:image-count="0" meta:object-count="0" meta:page-count="2" meta:paragraph-count="77" meta:word-count="267" meta:character-count="2175" meta:non-whitespace-character-count="1236"/>
  </office:meta>
</office:document-meta>
</file>